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fixed"/>
    <style:font-face style:name="Hack1" svg:font-family="Hack" style:font-adornments="Regular" style:font-pitch="fixed"/>
    <style:font-face style:name="Hack2" svg:font-family="H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3cm" fo:margin-bottom="0cm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Hack1"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Intro</text:p>
          </draw:text-box>
        </draw:frame>
        <draw:frame presentation:style-name="pr1" draw:text-style-name="P2" draw:layer="layout" svg:width="21cm" svg:height="2.75cm" svg:x="2cm" svg:y="10cm" presentation:class="title" presentation:user-transformed="true">
          <draw:text-box>
            <text:p><text:span text:style-name="T1">https://coding.pellcorp.com/python-intro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Intro</text:p>
          </draw:text-box>
        </draw:frame>
        <draw:frame presentation:style-name="pr4" draw:text-style-name="P1" draw:layer="layout" svg:width="12.199cm" svg:height="11cm" svg:x="2.801cm" svg:y="3.5cm" presentation:class="outline" presentation:user-transformed="true">
          <draw:text-box>
            <text:list text:style-name="L2">
              <text:list-item>
                <text:p text:style-name="P4"><text:span text:style-name="T2">What are the basics:</text:span></text:p>
                <text:list>
                  <text:list-item>
                    <text:p><text:span text:style-name="T2">Output</text:span> – printing to the Windows Terminal</text:p>
                  </text:list-item>
                  <text:list-item>
                    <text:p>Variables</text:p>
                  </text:list-item>
                  <text:list-item>
                    <text:p>If Stat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Python - Variable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Strings</text:p>
                <text:list>
                  <text:list-item>
                    <text:p>“Hello World”</text:p>
                  </text:list-item>
                </text:list>
              </text:list-item>
              <text:list-item>
                <text:p>Whole Numbers (ints)</text:p>
                <text:list>
                  <text:list-item>
                    <text:p>Numbers without decimal points</text:p>
                  </text:list-item>
                </text:list>
              </text:list-item>
              <text:list-item>
                <text:p>Decimal Numbers (floats)</text:p>
                <text:list>
                  <text:list-item>
                    <text:p>Numbers with a decimal points.</text:p>
                  </text:list-item>
                </text:list>
              </text:list-item>
              <text:list-item>
                <text:p>Booleans</text:p>
                <text:list>
                  <text:list-item>
                    <text:p>True or False</text:p>
                  </text:list-item>
                  <text:list-item>
                    <text:p>Boolean arithmetic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cm" presentation:class="outline" presentation:user-transformed="true">
          <draw:text-box>
            <text:list text:style-name="L2">
              <text:list-item>
                <text:p>Lists</text:p>
                <text:list>
                  <text:list-item>
                    <text:p>More on that later, its a bit complicated to expl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Python If Statement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If statements look like this:</text:p>
                <text:p><text:span text:style-name="T3">if &lt;condition&gt;:</text:span></text:p>
                <text:list>
                  <text:list-header>
                    <text:p><text:span text:style-name="T3">statement</text:span></text:p>
                  </text:list-header>
                </text:list>
                <text:p><text:span text:style-name="T3">elif &lt;condition&gt;:</text:span></text:p>
                <text:list>
                  <text:list-header>
                    <text:p><text:span text:style-name="T3">statement</text:span></text:p>
                  </text:list-header>
                </text:list>
                <text:p><text:span text:style-name="T3">else:</text:span></text:p>
                <text:list>
                  <text:list-header>
                    <text:p><text:span text:style-name="T3">statement</text:span></text:p>
                  </text:list-header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>The <text:span text:style-name="T4">&lt;condition&gt; </text:span>is defined nex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Python If Statement Conditions</text:p>
          </draw:text-box>
        </draw:frame>
        <draw:frame presentation:style-name="pr4" draw:text-style-name="P1" draw:layer="layout" svg:width="12.199cm" svg:height="11cm" svg:x="1.5cm" svg:y="2.5cm" presentation:class="outline" presentation:user-transformed="true">
          <draw:text-box>
            <text:list text:style-name="L2">
              <text:list-item>
                <text:p><text:span text:style-name="T5">A condition is something that evaluates to true or false, and example would be.</text:span></text:p>
              </text:list-item>
              <text:list-item>
                <text:p><text:span text:style-name="T5">A condition is of the format:</text:span></text:p>
                <text:list>
                  <text:list-item>
                    <text:p><text:span text:style-name="T5">value or variable </text:span><text:span text:style-name="T4">&lt;operator&gt;</text:span><text:span text:style-name="T5"> value or variabl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Condition <text:span text:style-name="T4">operator</text:span>s include:</text:p>
                <text:list>
                  <text:list-item>
                    <text:p><text:span text:style-name="T4">==</text:span> equals</text:p>
                  </text:list-item>
                  <text:list-item>
                    <text:p><text:span text:style-name="T4">!=</text:span> not equals</text:p>
                  </text:list-item>
                  <text:list-item>
                    <text:p><text:span text:style-name="T4">&gt;</text:span> greater than</text:p>
                  </text:list-item>
                  <text:list-item>
                    <text:p><text:span text:style-name="T4">&gt;=</text:span> greater than or equal</text:p>
                  </text:list-item>
                  <text:list-item>
                    <text:p><text:span text:style-name="T4">&lt;</text:span> less than</text:p>
                  </text:list-item>
                  <text:list-item>
                    <text:p><text:span text:style-name="T4">&lt;=</text:span> less than or equal</text:p>
                  </text:list-item>
                  <text:list-item>
                    <text:p><text:span text:style-name="T4">in</text:span> value in a list or string.</text:p>
                  </text:list-item>
                  <text:list-item>
                    <text:p><text:span text:style-name="T4">not in </text:span><text:span text:style-name="T5">value not in a list or 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fixed"/>
    <style:font-face style:name="Hack1" svg:font-family="Hack" style:font-adornments="Regular" style:font-pitch="fixed"/>
    <style:font-face style:name="Hack2" svg:font-family="H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6H8M33S</meta:editing-duration>
    <meta:editing-cycles>134</meta:editing-cycles>
    <meta:generator>LibreOffice/7.3.6.2$Linux_X86_64 LibreOffice_project/30$Build-2</meta:generator>
    <dc:title>Pencil</dc:title>
    <dc:date>2022-11-08T10:43:26.066153242</dc:date>
    <meta:document-statistic meta:object-count="56"/>
  </office:meta>
</office:document-meta>
</file>